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BC000002BCC5780C808DCF695D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176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75cm" fo:min-width="0.02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76cm" fo:min-width="0.026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175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76cm" fo:min-width="0.025cm"/>
    </style:style>
    <style:style style:name="gr7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.762cm" fo:min-width="2.889cm" fo:padding-top="0.125cm" fo:padding-bottom="0.125cm" fo:padding-left="0.25cm" fo:padding-right="0.2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75cm" fo:min-width="0.025cm"/>
    </style:style>
    <style:style style:name="gr9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275cm" fo:min-width="0.026cm" fo:padding-top="0.125cm" fo:padding-bottom="0.125cm" fo:padding-left="0.25cm" fo:padding-right="0.2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19cm" fo:min-width="3.80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6cm" fo:min-width="0.4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492cm" fo:min-width="0.24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491cm" fo:min-width="0.24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274cm" fo:min-width="0.02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274cm" fo:min-width="0.0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62cm" fo:min-width="3.8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9cm" fo:min-width="0.4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491cm" fo:min-width="0.242cm"/>
    </style:style>
    <style:style style:name="gr19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.762cm" fo:min-width="2.89cm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19cm" fo:min-width="3.80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19cm" fo:min-width="3.80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92cm" fo:min-width="0.2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63cm" svg:height="16.163cm" svg:x="-0.013cm" svg:y="-0.016cm">
          <draw:image xlink:href="Pictures/10000000000002BC000002BCC5780C808DCF695D.jpg" xlink:type="simple" xlink:show="embed" xlink:actuate="onLoad">
            <text:p/>
          </draw:image>
        </draw:frame>
        <draw:g>
          <draw:custom-shape draw:style-name="gr2" draw:text-style-name="P2" draw:layer="layout" svg:width="0.742cm" svg:height="0.742cm" svg:x="0.589cm" svg:y="12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svg:x="0.589cm" svg:y="11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svg:x="0.589cm" svg:y="1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svg:x="0.589cm" svg:y="9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2cm" svg:height="0.741cm" svg:x="0.589cm" svg:y="8.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svg:x="0.589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svg:x="3.365cm" svg:y="13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3.389cm" svg:height="2.012cm" svg:x="4.296cm" svg:y="13.5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742cm" svg:height="0.741cm" draw:transform="rotate (1.5707963267949) translate (3.365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1.5707963267949) translate (2.23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1.5707963267949) translate (1.096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draw:transform="rotate (1.5707963267949) translate (5.662cm 13.3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1.5707963267949) translate (4.527cm 13.3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1.5707963267949) translate (3.365cm 13.3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742cm" svg:height="0.741cm" draw:transform="rotate (1.5707963267949) translate (5.662cm 12.3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1.5707963267949) translate (4.527cm 12.3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1.5707963267949) translate (3.365cm 12.3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1.5707963267949) translate (2.23cm 12.32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4.302cm" svg:height="0.869cm" svg:x="2.178cm" svg:y="11.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91cm" svg:height="0.91cm" svg:x="5.57cm" svg:y="12.5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0.741cm" svg:height="0.742cm" draw:transform="rotate (1.5707963267949) translate (1.664cm 8.81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41cm" svg:height="0.742cm" draw:transform="rotate (-3.14159265358979) translate (3.525cm 7.65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41cm" svg:height="0.741cm" draw:transform="rotate (-3.14159265358979) translate (3.525cm 8.81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2" draw:layer="layout" svg:width="0.742cm" svg:height="0.741cm" draw:transform="rotate (1.5707963267949) translate (12.627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1.5707963267949) translate (11.492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1.5707963267949) translate (10.358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0.742cm" svg:height="0.74cm" draw:transform="rotate (1.5707963267949) translate (9.224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742cm" svg:height="0.742cm" draw:transform="rotate (1.5707963267949) translate (8.063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1.5707963267949) translate (13.76cm 15.5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741cm" svg:height="0.74cm" draw:transform="rotate (1.5707963267949) translate (13.738cm 12.7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3.389cm" svg:height="2.012cm" draw:transform="rotate (1.5707963267949) translate (13.548cm 11.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741cm" svg:height="0.741cm" draw:transform="rotate (-3.14159265358979) translate (15.56cm 12.7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3.14159265358979) translate (15.56cm 13.9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3.14159265358979) translate (15.56cm 15.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draw:transform="rotate (-3.14159265358979) translate (13.359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3.14159265358979) translate (13.359cm 11.6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3.14159265358979) translate (13.359cm 12.7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742cm" svg:height="0.741cm" draw:transform="rotate (-3.14159265358979) translate (12.32cm 10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-3.14159265358979) translate (12.32cm 11.6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-3.14159265358979) translate (12.32cm 12.7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3.14159265358979) translate (12.32cm 13.9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4.302cm" svg:height="0.87cm" draw:transform="rotate (1.5707963267949) translate (11.513cm 13.9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layout" svg:width="0.91cm" svg:height="0.909cm" draw:transform="rotate (1.5707963267949) translate (12.533cm 10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0.741cm" svg:height="0.742cm" svg:x="8.067cm" svg:y="13.74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742cm" svg:height="0.741cm" draw:transform="rotate (1.5707963267949) translate (6.905cm 13.3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742cm" svg:height="0.741cm" draw:transform="rotate (1.5707963267949) translate (8.067cm 13.3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741cm" svg:height="0.742cm" draw:transform="rotate (-3.14159265358979) translate (15.56cm 3.6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3.14159265358979) translate (15.56cm 4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3.14159265358979) translate (15.56cm 5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3.14159265358979) translate (15.56cm 7.0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draw:transform="rotate (-3.14159265358979) translate (15.56cm 8.1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3.14159265358979) translate (15.56cm 2.4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3.14159265358979) translate (12.784cm 2.4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3.39cm" svg:height="2.012cm" draw:transform="rotate (-3.14159265358979) translate (11.854cm 2.6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42cm" svg:height="0.742cm" draw:transform="rotate (-1.5707963267949) translate (12.784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-1.5707963267949) translate (13.919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-1.5707963267949) translate (15.053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draw:transform="rotate (-1.5707963267949) translate (10.487cm 2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1.5707963267949) translate (11.623cm 2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1.5707963267949) translate (12.784cm 2.8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742cm" svg:height="0.741cm" draw:transform="rotate (-1.5707963267949) translate (10.487cm 3.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1.5707963267949) translate (11.623cm 3.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1.5707963267949) translate (12.784cm 3.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draw:transform="rotate (-1.5707963267949) translate (13.919cm 3.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4.303cm" svg:height="0.869cm" draw:transform="rotate (-3.14159265358979) translate (13.972cm 4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91cm" svg:height="0.91cm" draw:transform="rotate (-3.14159265358979) translate (10.579cm 3.6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0.741cm" svg:height="0.741cm" draw:transform="rotate (-1.5707963267949) translate (14.48cm 7.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741cm" svg:height="0.742cm" svg:x="12.619cm" svg:y="8.58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741cm" svg:height="0.741cm" svg:x="12.619cm" svg:y="7.4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742cm" svg:height="0.742cm" draw:transform="rotate (-1.5707963267949) translate (3.522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1.5707963267949) translate (4.657cm 0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draw:transform="rotate (-1.5707963267949) translate (5.791cm 0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1.5707963267949) translate (6.926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draw:transform="rotate (-1.5707963267949) translate (8.086cm 0.6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draw:transform="rotate (-1.5707963267949) translate (2.39cm 0.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41cm" svg:height="0.742cm" draw:transform="rotate (-1.5707963267949) translate (2.412cm 3.4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3.389cm" svg:height="2.012cm" draw:transform="rotate (-1.5707963267949) translate (2.601cm 4.3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742cm" svg:height="0.741cm" svg:x="0.589cm" svg:y="3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svg:x="0.589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svg:x="0.589cm" svg:y="1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741cm" svg:height="0.741cm" svg:x="2.791cm" svg:y="5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svg:x="2.791cm" svg:y="4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741cm" svg:height="0.741cm" svg:x="2.791cm" svg:y="3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742cm" svg:height="0.741cm" svg:x="3.829cm" svg:y="5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svg:x="3.829cm" svg:y="4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742cm" svg:height="0.741cm" svg:x="3.829cm" svg:y="3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742cm" svg:height="0.742cm" svg:x="3.829cm" svg:y="2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4.301cm" svg:height="0.869cm" draw:transform="rotate (-1.5707963267949) translate (4.636cm 2.2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91cm" svg:height="0.91cm" draw:transform="rotate (-1.5707963267949) translate (3.617cm 5.6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" draw:layer="layout" svg:width="0.742cm" svg:height="0.742cm" draw:transform="rotate (-3.14159265358979) translate (8.079cm 2.48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0.742cm" svg:height="0.742cm" draw:transform="rotate (-1.5707963267949) translate (9.24cm 2.867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0.742cm" svg:height="0.742cm" draw:transform="rotate (-1.5707963267949) translate (8.079cm 2.868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80%" draw:shadow-opacity="8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54cm" fo:page-height="16.1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5:14:38.765431006</meta:creation-date>
    <dc:date>2019-05-17T16:26:44.952720236</dc:date>
    <meta:editing-duration>PT45M12S</meta:editing-duration>
    <meta:editing-cycles>11</meta:editing-cycles>
    <meta:generator>LibreOffice/6.0.7.3$MacOSX_X86_64 LibreOffice_project/dc89aa7a9eabfd848af146d5086077aeed2ae4a5</meta:generator>
    <meta:document-statistic meta:object-count="97"/>
  </office:meta>
</office:document-meta>
</file>